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394b9" officeooo:paragraph-rsid="001394b9" style:font-size-asian="15.75pt" style:font-weight-asian="bold" style:font-size-complex="18pt" style:font-weight-complex="bold"/>
    </style:style>
    <style:style style:name="P2" style:family="paragraph" style:parent-style-name="Standard">
      <style:paragraph-properties fo:text-align="center" style:justify-single-word="false"/>
      <style:text-properties fo:font-size="18pt" fo:font-weight="normal" officeooo:rsid="001394b9" officeooo:paragraph-rsid="001394b9" style:font-size-asian="15.75pt" style:font-weight-asian="normal" style:font-size-complex="18pt" style:font-weight-complex="normal"/>
    </style:style>
    <style:style style:name="P3" style:family="paragraph" style:parent-style-name="Standard">
      <style:paragraph-properties fo:text-align="start" style:justify-single-word="false"/>
      <style:text-properties fo:font-size="18pt" fo:font-style="normal" fo:font-weight="bold" officeooo:rsid="001ed69d" officeooo:paragraph-rsid="001ed69d" style:font-size-asian="15.75pt" style:font-style-asian="normal" style:font-weight-asian="bold" style:font-size-complex="18pt" style:font-style-complex="normal" style:font-weight-complex="bold"/>
    </style:style>
    <style:style style:name="P4" style:family="paragraph" style:parent-style-name="Standard">
      <style:paragraph-properties fo:text-align="start" style:justify-single-word="false"/>
      <style:text-properties officeooo:paragraph-rsid="001394b9"/>
    </style:style>
    <style:style style:name="P5" style:family="paragraph" style:parent-style-name="Standard">
      <style:paragraph-properties fo:text-align="start" style:justify-single-word="false"/>
      <style:text-properties officeooo:paragraph-rsid="0014f155"/>
    </style:style>
    <style:style style:name="P6" style:family="paragraph" style:parent-style-name="Standard">
      <style:paragraph-properties fo:text-align="start" style:justify-single-word="false"/>
      <style:text-properties officeooo:paragraph-rsid="001ed69d"/>
    </style:style>
    <style:style style:name="P7" style:family="paragraph" style:parent-style-name="Standard">
      <style:paragraph-properties fo:text-align="start" style:justify-single-word="false"/>
      <style:text-properties officeooo:paragraph-rsid="0021522f"/>
    </style:style>
    <style:style style:name="P8" style:family="paragraph" style:parent-style-name="Standard">
      <style:paragraph-properties fo:text-align="start" style:justify-single-word="false"/>
      <style:text-properties officeooo:paragraph-rsid="0028723a"/>
    </style:style>
    <style:style style:name="P9" style:family="paragraph" style:parent-style-name="Standard">
      <style:paragraph-properties fo:text-align="start" style:justify-single-word="false"/>
      <style:text-properties officeooo:paragraph-rsid="0038f7e7"/>
    </style:style>
    <style:style style:name="P10" style:family="paragraph" style:parent-style-name="Standard">
      <style:paragraph-properties fo:text-align="start" style:justify-single-word="false"/>
      <style:text-properties fo:font-style="normal" fo:font-weight="bold" officeooo:rsid="00182ec5" officeooo:paragraph-rsid="00182ec5" style:font-style-asian="normal" style:font-weight-asian="bold" style:font-style-complex="normal" style:font-weight-complex="bold"/>
    </style:style>
    <style:style style:name="P11" style:family="paragraph" style:parent-style-name="Standard">
      <style:paragraph-properties fo:text-align="start" style:justify-single-word="false"/>
      <style:text-properties fo:font-style="normal" fo:font-weight="normal" officeooo:rsid="00182ec5" officeooo:paragraph-rsid="00182ec5"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fo:font-weight="normal" officeooo:rsid="0018f66e" officeooo:paragraph-rsid="0018f66e"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weight="normal" officeooo:rsid="001f794e" officeooo:paragraph-rsid="001f794e" style:font-weight-asian="normal" style:font-weight-complex="normal"/>
    </style:style>
    <style:style style:name="P14" style:family="paragraph" style:parent-style-name="Standard">
      <style:paragraph-properties fo:text-align="start" style:justify-single-word="false"/>
      <style:text-properties fo:font-weight="normal" officeooo:rsid="0021522f" officeooo:paragraph-rsid="0021522f" style:font-weight-asian="normal" style:font-weight-complex="normal"/>
    </style:style>
    <style:style style:name="P15" style:family="paragraph" style:parent-style-name="Standard">
      <style:paragraph-properties fo:text-align="start" style:justify-single-word="false"/>
      <style:text-properties fo:font-size="12pt" fo:font-style="normal" fo:font-weight="normal" officeooo:rsid="001b16a1" officeooo:paragraph-rsid="001b16a1"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1b16a1" officeooo:paragraph-rsid="001bd6c6"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1bd6c6" officeooo:paragraph-rsid="001bd6c6"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4pt" fo:font-style="normal" fo:font-weight="normal" officeooo:rsid="001b16a1" officeooo:paragraph-rsid="001b16a1"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fo:font-size="14pt" fo:font-style="normal" fo:font-weight="normal" officeooo:rsid="001b16a1" officeooo:paragraph-rsid="001b16a1"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fo:font-size="14pt" fo:font-style="normal" fo:font-weight="normal" officeooo:rsid="001bd6c6" officeooo:paragraph-rsid="001bd6c6"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fo:font-size="14pt" fo:font-style="normal" fo:font-weight="normal" officeooo:rsid="001ed69d" officeooo:paragraph-rsid="001ed69d"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fo:font-size="14pt" fo:font-style="normal" fo:font-weight="normal" officeooo:rsid="0022a96d" officeooo:paragraph-rsid="0022a96d"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fo:font-size="14pt" fo:font-style="normal" fo:font-weight="normal" officeooo:rsid="0022a96d" officeooo:paragraph-rsid="0021522f"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fo:font-size="14pt" fo:font-style="normal" fo:font-weight="normal" officeooo:rsid="001f794e" officeooo:paragraph-rsid="001ed69d"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fo:font-size="14pt" fo:font-style="normal" fo:font-weight="normal" officeooo:rsid="001f794e" officeooo:paragraph-rsid="001f794e"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fo:font-size="14pt" fo:font-style="normal" fo:font-weight="normal" officeooo:rsid="0021522f" officeooo:paragraph-rsid="0021522f"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fo:font-size="14pt" fo:font-style="normal" fo:font-weight="normal" officeooo:rsid="002325a9" officeooo:paragraph-rsid="0023ed6d" style:font-size-asian="12.25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fo:font-size="14pt" fo:font-style="normal" fo:font-weight="normal" officeooo:rsid="00279e72" officeooo:paragraph-rsid="00279e72"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fo:font-size="14pt" fo:font-style="normal" fo:font-weight="normal" officeooo:rsid="0027c3de" officeooo:paragraph-rsid="0027c3de" style:font-size-asian="12.25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fo:font-size="14pt" fo:font-style="normal" fo:font-weight="normal" officeooo:rsid="0028723a" officeooo:paragraph-rsid="0028723a" style:font-size-asian="12.25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fo:font-size="14pt" fo:font-style="normal" fo:font-weight="normal" officeooo:rsid="002a5a69" officeooo:paragraph-rsid="002a5a69" style:font-size-asian="12.25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fo:font-size="14pt" fo:font-style="normal" fo:font-weight="bold" officeooo:rsid="002325a9" officeooo:paragraph-rsid="001ed69d" style:font-size-asian="12.25pt" style:font-style-asian="normal" style:font-weight-asian="bold" style:font-size-complex="14pt" style:font-style-complex="normal" style:font-weight-complex="bold"/>
    </style:style>
    <style:style style:name="P33" style:family="paragraph" style:parent-style-name="Standard">
      <style:paragraph-properties fo:text-align="start" style:justify-single-word="false"/>
      <style:text-properties fo:font-size="14pt" fo:font-style="normal" fo:font-weight="bold" officeooo:rsid="001f794e" officeooo:paragraph-rsid="001f794e" style:font-size-asian="12.25pt" style:font-style-asian="normal" style:font-weight-asian="bold" style:font-size-complex="14pt" style:font-style-complex="normal" style:font-weight-complex="bold"/>
    </style:style>
    <style:style style:name="P34" style:family="paragraph" style:parent-style-name="Standard">
      <style:paragraph-properties fo:text-align="start" style:justify-single-word="false"/>
      <style:text-properties fo:font-size="14pt" fo:font-style="normal" fo:font-weight="bold" officeooo:rsid="0021522f" officeooo:paragraph-rsid="0021522f" style:font-size-asian="12.25pt" style:font-style-asian="normal" style:font-weight-asian="bold" style:font-size-complex="14pt" style:font-style-complex="normal" style:font-weight-complex="bold"/>
    </style:style>
    <style:style style:name="P35" style:family="paragraph" style:parent-style-name="Standard">
      <style:paragraph-properties fo:text-align="start" style:justify-single-word="false"/>
      <style:text-properties fo:font-size="14pt" fo:font-style="normal" fo:font-weight="bold" officeooo:rsid="0022a96d" officeooo:paragraph-rsid="0022a96d" style:font-size-asian="12.25pt" style:font-style-asian="normal" style:font-weight-asian="bold" style:font-size-complex="14pt" style:font-style-complex="normal" style:font-weight-complex="bold"/>
    </style:style>
    <style:style style:name="P36" style:family="paragraph" style:parent-style-name="Standard">
      <style:paragraph-properties fo:text-align="start" style:justify-single-word="false"/>
      <style:text-properties fo:font-size="14pt" fo:font-style="normal" fo:font-weight="bold" officeooo:rsid="00279e72" officeooo:paragraph-rsid="00279e72" style:font-size-asian="12.25pt" style:font-style-asian="normal" style:font-weight-asian="bold" style:font-size-complex="14pt" style:font-style-complex="normal" style:font-weight-complex="bold"/>
    </style:style>
    <style:style style:name="P37" style:family="paragraph" style:parent-style-name="Standard">
      <style:paragraph-properties fo:text-align="start" style:justify-single-word="false"/>
      <style:text-properties fo:font-size="14pt" fo:font-style="normal" fo:font-weight="bold" officeooo:rsid="0027c3de" officeooo:paragraph-rsid="0027c3de" style:font-size-asian="12.25pt" style:font-style-asian="normal" style:font-weight-asian="bold" style:font-size-complex="14pt" style:font-style-complex="normal" style:font-weight-complex="bold"/>
    </style:style>
    <style:style style:name="P38" style:family="paragraph" style:parent-style-name="Standard">
      <style:paragraph-properties fo:text-align="start" style:justify-single-word="false"/>
      <style:text-properties fo:font-size="14pt" fo:font-style="normal" fo:font-weight="bold" officeooo:rsid="0028723a" officeooo:paragraph-rsid="0028723a" style:font-size-asian="12.25pt" style:font-style-asian="normal" style:font-weight-asian="bold" style:font-size-complex="14pt" style:font-style-complex="normal" style:font-weight-complex="bold"/>
    </style:style>
    <style:style style:name="P39" style:family="paragraph" style:parent-style-name="Standard">
      <style:paragraph-properties fo:text-align="start" style:justify-single-word="false"/>
      <style:text-properties fo:font-size="14pt" fo:font-style="normal" fo:font-weight="bold" officeooo:rsid="002a5a69" officeooo:paragraph-rsid="002a5a69" style:font-size-asian="12.25pt" style:font-style-asian="normal" style:font-weight-asian="bold" style:font-size-complex="14pt" style:font-style-complex="normal" style:font-weight-complex="bold"/>
    </style:style>
    <style:style style:name="P40" style:family="paragraph" style:parent-style-name="Standard">
      <style:paragraph-properties fo:text-align="start" style:justify-single-word="false"/>
      <style:text-properties fo:font-size="14pt" fo:font-style="normal" fo:font-weight="bold" officeooo:rsid="001ed69d" officeooo:paragraph-rsid="001ed69d" style:font-size-asian="14pt" style:font-style-asian="normal" style:font-weight-asian="bold" style:font-size-complex="14pt" style:font-style-complex="normal" style:font-weight-complex="bold"/>
    </style:style>
    <style:style style:name="P41" style:family="paragraph" style:parent-style-name="Standard">
      <style:paragraph-properties fo:text-align="start" style:justify-single-word="false"/>
      <style:text-properties fo:font-size="16pt" fo:font-style="italic" fo:font-weight="normal" officeooo:rsid="00176723" officeooo:paragraph-rsid="0014f155" style:font-size-asian="14pt" style:font-style-asian="italic" style:font-weight-asian="normal" style:font-size-complex="16pt" style:font-style-complex="italic" style:font-weight-complex="normal"/>
    </style:style>
    <style:style style:name="P42" style:family="paragraph" style:parent-style-name="Standard">
      <style:paragraph-properties fo:text-align="start" style:justify-single-word="false"/>
      <style:text-properties fo:font-size="16pt" fo:font-style="normal" fo:font-weight="bold" officeooo:rsid="00182ec5" officeooo:paragraph-rsid="00182ec5" style:font-size-asian="14pt" style:font-style-asian="normal" style:font-weight-asian="bold" style:font-size-complex="16pt" style:font-style-complex="normal" style:font-weight-complex="bold"/>
    </style:style>
    <style:style style:name="P43" style:family="paragraph" style:parent-style-name="Standard">
      <style:paragraph-properties fo:text-align="start" style:justify-single-word="false"/>
      <style:text-properties fo:font-size="16pt" fo:font-style="normal" fo:font-weight="bold" officeooo:rsid="0019a8b2" officeooo:paragraph-rsid="0019a8b2" style:font-size-asian="14pt" style:font-style-asian="normal" style:font-weight-asian="bold" style:font-size-complex="16pt" style:font-style-complex="normal" style:font-weight-complex="bold"/>
    </style:style>
    <style:style style:name="P44" style:family="paragraph" style:parent-style-name="Standard">
      <style:paragraph-properties fo:text-align="start" style:justify-single-word="false"/>
      <style:text-properties fo:font-size="16pt" fo:font-style="normal" fo:font-weight="bold" officeooo:rsid="001a407f" officeooo:paragraph-rsid="001a407f" style:font-size-asian="14pt" style:font-style-asian="normal" style:font-weight-asian="bold" style:font-size-complex="16pt" style:font-style-complex="normal" style:font-weight-complex="bold"/>
    </style:style>
    <style:style style:name="P45" style:family="paragraph" style:parent-style-name="Standard">
      <style:paragraph-properties fo:text-align="start" style:justify-single-word="false"/>
      <style:text-properties fo:font-size="16pt" fo:font-style="normal" fo:font-weight="bold" officeooo:rsid="001b16a1" officeooo:paragraph-rsid="001b16a1" style:font-size-asian="14pt" style:font-style-asian="normal" style:font-weight-asian="bold" style:font-size-complex="16pt" style:font-style-complex="normal" style:font-weight-complex="bold"/>
    </style:style>
    <style:style style:name="P46" style:family="paragraph" style:parent-style-name="Standard">
      <style:paragraph-properties fo:text-align="start" style:justify-single-word="false"/>
      <style:text-properties fo:font-size="16pt" fo:font-style="normal" fo:font-weight="bold" officeooo:rsid="002fcd13" officeooo:paragraph-rsid="002fcd13" style:font-size-asian="14pt" style:font-style-asian="normal" style:font-weight-asian="bold" style:font-size-complex="16pt" style:font-style-complex="normal" style:font-weight-complex="bold"/>
    </style:style>
    <style:style style:name="P47" style:family="paragraph" style:parent-style-name="Standard">
      <style:paragraph-properties fo:text-align="start" style:justify-single-word="false"/>
      <style:text-properties fo:font-size="16pt" fo:font-style="normal" fo:font-weight="bold" officeooo:rsid="0034ad9b" officeooo:paragraph-rsid="0034ad9b" style:font-size-asian="14pt" style:font-style-asian="normal" style:font-weight-asian="bold" style:font-size-complex="16pt" style:font-style-complex="normal" style:font-weight-complex="bold"/>
    </style:style>
    <style:style style:name="P48" style:family="paragraph" style:parent-style-name="Standard">
      <style:paragraph-properties fo:text-align="start" style:justify-single-word="false"/>
      <style:text-properties fo:font-size="16pt" fo:font-style="normal" fo:font-weight="bold" officeooo:rsid="00381f13" officeooo:paragraph-rsid="00381f13" style:font-size-asian="14pt" style:font-style-asian="normal" style:font-weight-asian="bold" style:font-size-complex="16pt" style:font-style-complex="normal" style:font-weight-complex="bold"/>
    </style:style>
    <style:style style:name="P49" style:family="paragraph" style:parent-style-name="Standard">
      <style:paragraph-properties fo:text-align="start" style:justify-single-word="false"/>
      <style:text-properties fo:font-size="16pt" fo:font-style="normal" fo:font-weight="bold" officeooo:rsid="0038df89" officeooo:paragraph-rsid="00381f13" style:font-size-asian="14pt" style:font-style-asian="normal" style:font-weight-asian="bold" style:font-size-complex="16pt" style:font-style-complex="normal" style:font-weight-complex="bold"/>
    </style:style>
    <style:style style:name="P50" style:family="paragraph" style:parent-style-name="Standard">
      <style:paragraph-properties fo:text-align="start" style:justify-single-word="false"/>
      <style:text-properties fo:font-size="16pt" fo:font-style="normal" fo:font-weight="bold" officeooo:rsid="0038df89" officeooo:paragraph-rsid="0038df89" style:font-size-asian="14pt" style:font-style-asian="normal" style:font-weight-asian="bold" style:font-size-complex="16pt" style:font-style-complex="normal" style:font-weight-complex="bold"/>
    </style:style>
    <style:style style:name="P51" style:family="paragraph" style:parent-style-name="Standard">
      <style:paragraph-properties fo:text-align="start" style:justify-single-word="false"/>
      <style:text-properties fo:font-size="16pt" fo:font-style="normal" fo:font-weight="normal" officeooo:rsid="00182ec5" officeooo:paragraph-rsid="00182ec5" style:font-size-asian="14pt" style:font-style-asian="normal" style:font-weight-asian="normal" style:font-size-complex="16pt" style:font-style-complex="normal" style:font-weight-complex="normal"/>
    </style:style>
    <style:style style:name="P52" style:family="paragraph" style:parent-style-name="Standard">
      <style:paragraph-properties fo:text-align="start" style:justify-single-word="false"/>
      <style:text-properties fo:font-size="16pt" fo:font-style="normal" fo:font-weight="normal" officeooo:rsid="0019a8b2" officeooo:paragraph-rsid="0019a8b2" style:font-size-asian="14pt" style:font-style-asian="normal" style:font-weight-asian="normal" style:font-size-complex="16pt" style:font-style-complex="normal" style:font-weight-complex="normal"/>
    </style:style>
    <style:style style:name="P53" style:family="paragraph" style:parent-style-name="Standard">
      <style:paragraph-properties fo:text-align="start" style:justify-single-word="false"/>
      <style:text-properties fo:font-size="16pt" fo:font-style="normal" fo:font-weight="normal" officeooo:rsid="0018f66e" officeooo:paragraph-rsid="0018f66e" style:font-size-asian="14pt" style:font-style-asian="normal" style:font-weight-asian="normal" style:font-size-complex="16pt" style:font-style-complex="normal" style:font-weight-complex="normal"/>
    </style:style>
    <style:style style:name="P54" style:family="paragraph" style:parent-style-name="Standard">
      <style:paragraph-properties fo:text-align="start" style:justify-single-word="false"/>
      <style:text-properties fo:font-size="16pt" fo:font-style="normal" fo:font-weight="normal" officeooo:rsid="001b0ec5" officeooo:paragraph-rsid="001b0ec5" style:font-size-asian="14pt" style:font-style-asian="normal" style:font-weight-asian="normal" style:font-size-complex="16pt" style:font-style-complex="normal" style:font-weight-complex="normal"/>
    </style:style>
    <style:style style:name="P55" style:family="paragraph" style:parent-style-name="Standard">
      <style:paragraph-properties fo:text-align="start" style:justify-single-word="false"/>
      <style:text-properties fo:font-size="16pt" fo:font-style="normal" fo:font-weight="normal" officeooo:rsid="001b16a1" officeooo:paragraph-rsid="001b16a1" style:font-size-asian="14pt" style:font-style-asian="normal" style:font-weight-asian="normal" style:font-size-complex="16pt" style:font-style-complex="normal" style:font-weight-complex="normal"/>
    </style:style>
    <style:style style:name="P56" style:family="paragraph" style:parent-style-name="Standard">
      <style:paragraph-properties fo:text-align="start" style:justify-single-word="false"/>
      <style:text-properties fo:font-size="16pt" fo:font-style="normal" fo:font-weight="normal" officeooo:rsid="002fcd13" officeooo:paragraph-rsid="002fcd13" style:font-size-asian="14pt" style:font-style-asian="normal" style:font-weight-asian="normal" style:font-size-complex="16pt" style:font-style-complex="normal" style:font-weight-complex="normal"/>
    </style:style>
    <style:style style:name="P57" style:family="paragraph" style:parent-style-name="Standard">
      <style:paragraph-properties fo:text-align="start" style:justify-single-word="false"/>
      <style:text-properties fo:font-size="16pt" fo:font-style="normal" fo:font-weight="normal" officeooo:rsid="0034ad9b" officeooo:paragraph-rsid="0034ad9b" style:font-size-asian="14pt" style:font-style-asian="normal" style:font-weight-asian="normal" style:font-size-complex="16pt" style:font-style-complex="normal" style:font-weight-complex="normal"/>
    </style:style>
    <style:style style:name="P58" style:family="paragraph" style:parent-style-name="Standard">
      <style:paragraph-properties fo:text-align="start" style:justify-single-word="false"/>
      <style:text-properties fo:font-size="16pt" fo:font-style="normal" fo:font-weight="normal" officeooo:rsid="00381f13" officeooo:paragraph-rsid="00381f13" style:font-size-asian="14pt" style:font-style-asian="normal" style:font-weight-asian="normal" style:font-size-complex="16pt" style:font-style-complex="normal" style:font-weight-complex="normal"/>
    </style:style>
    <style:style style:name="P59" style:family="paragraph" style:parent-style-name="Standard">
      <style:paragraph-properties fo:text-align="start" style:justify-single-word="false"/>
      <style:text-properties fo:font-size="16pt" fo:font-style="normal" fo:font-weight="normal" officeooo:rsid="0038df89" officeooo:paragraph-rsid="0038df89" style:font-size-asian="14pt" style:font-style-asian="normal" style:font-weight-asian="normal" style:font-size-complex="16pt" style:font-style-complex="normal" style:font-weight-complex="normal"/>
    </style:style>
    <style:style style:name="P60" style:family="paragraph" style:parent-style-name="Standard">
      <style:paragraph-properties fo:text-align="start" style:justify-single-word="false"/>
      <style:text-properties fo:font-size="16pt" fo:font-style="normal" fo:font-weight="normal" officeooo:rsid="0038f7e7" officeooo:paragraph-rsid="0038f7e7" style:font-size-asian="14pt" style:font-style-asian="normal" style:font-weight-asian="normal" style:font-size-complex="16pt" style:font-style-complex="normal" style:font-weight-complex="normal"/>
    </style:style>
    <style:style style:name="P61" style:family="paragraph" style:parent-style-name="Standard">
      <style:paragraph-properties fo:text-align="start" style:justify-single-word="false"/>
      <style:text-properties fo:font-size="16pt" fo:font-style="normal" fo:font-weight="normal" officeooo:rsid="003a6968" officeooo:paragraph-rsid="003a6968" style:font-size-asian="14pt" style:font-style-asian="normal" style:font-weight-asian="normal" style:font-size-complex="16pt" style:font-style-complex="normal" style:font-weight-complex="normal"/>
    </style:style>
    <style:style style:name="P62" style:family="paragraph" style:parent-style-name="Standard">
      <style:paragraph-properties fo:text-align="start" style:justify-single-word="false"/>
      <style:text-properties fo:font-size="16pt" fo:font-style="normal" fo:font-weight="normal" officeooo:rsid="003bda0a" officeooo:paragraph-rsid="003bda0a" style:font-size-asian="14pt" style:font-style-asian="normal" style:font-weight-asian="normal" style:font-size-complex="16pt" style:font-style-complex="normal" style:font-weight-complex="normal"/>
    </style:style>
    <style:style style:name="P63" style:family="paragraph" style:parent-style-name="Standard">
      <style:paragraph-properties fo:text-align="start" style:justify-single-word="false"/>
      <style:text-properties officeooo:rsid="003a6968" officeooo:paragraph-rsid="003a6968"/>
    </style:style>
    <style:style style:name="T1" style:family="text">
      <style:text-properties fo:font-size="16pt" fo:font-style="italic" fo:font-weight="normal" officeooo:rsid="001394b9" style:font-size-asian="14pt" style:font-style-asian="italic" style:font-weight-asian="normal" style:font-size-complex="16pt" style:font-style-complex="italic" style:font-weight-complex="normal"/>
    </style:style>
    <style:style style:name="T2" style:family="text">
      <style:text-properties fo:font-size="16pt" fo:font-style="italic" fo:font-weight="normal" officeooo:rsid="0014f155" style:font-size-asian="14pt" style:font-style-asian="italic" style:font-weight-asian="normal" style:font-size-complex="16pt" style:font-style-complex="italic" style:font-weight-complex="normal"/>
    </style:style>
    <style:style style:name="T3" style:family="text">
      <style:text-properties fo:font-size="16pt" fo:font-style="italic" fo:font-weight="normal" officeooo:rsid="00165a5e" style:font-size-asian="14pt" style:font-style-asian="italic" style:font-weight-asian="normal" style:font-size-complex="16pt" style:font-style-complex="italic" style:font-weight-complex="normal"/>
    </style:style>
    <style:style style:name="T4" style:family="text">
      <style:text-properties fo:font-size="16pt" fo:font-style="italic" fo:font-weight="normal" officeooo:rsid="00169e37" style:font-size-asian="14pt" style:font-style-asian="italic" style:font-weight-asian="normal" style:font-size-complex="16pt" style:font-style-complex="italic" style:font-weight-complex="normal"/>
    </style:style>
    <style:style style:name="T5" style:family="text">
      <style:text-properties fo:font-size="16pt" fo:font-style="italic" fo:font-weight="normal" officeooo:rsid="00176723" style:font-size-asian="14pt" style:font-style-asian="italic" style:font-weight-asian="normal" style:font-size-complex="16pt" style:font-style-complex="italic" style:font-weight-complex="normal"/>
    </style:style>
    <style:style style:name="T6" style:family="text">
      <style:text-properties fo:font-size="16pt" fo:font-style="normal" fo:font-weight="normal" style:font-size-asian="14pt" style:font-style-asian="normal" style:font-weight-asian="normal" style:font-size-complex="16pt" style:font-style-complex="normal" style:font-weight-complex="normal"/>
    </style:style>
    <style:style style:name="T7" style:family="text">
      <style:text-properties fo:font-size="16pt" fo:font-style="normal" fo:font-weight="normal" officeooo:rsid="00176723" style:font-size-asian="14pt" style:font-style-asian="normal" style:font-weight-asian="normal" style:font-size-complex="16pt" style:font-style-complex="normal" style:font-weight-complex="normal"/>
    </style:style>
    <style:style style:name="T8" style:family="text">
      <style:text-properties fo:font-size="16pt" fo:font-style="normal" fo:font-weight="normal" officeooo:rsid="0038f7e7" style:font-size-asian="14pt" style:font-style-asian="normal" style:font-weight-asian="normal" style:font-size-complex="16pt" style:font-style-complex="normal" style:font-weight-complex="normal"/>
    </style:style>
    <style:style style:name="T9" style:family="text">
      <style:text-properties fo:font-size="16pt" fo:font-style="normal" fo:font-weight="normal" officeooo:rsid="003a6968" style:font-size-asian="14pt" style:font-style-asian="normal" style:font-weight-asian="normal" style:font-size-complex="16pt" style:font-style-complex="normal" style:font-weight-complex="normal"/>
    </style:style>
    <style:style style:name="T10" style:family="text">
      <style:text-properties fo:font-size="16pt" fo:font-style="normal" fo:font-weight="normal" officeooo:rsid="003bda0a" style:font-size-asian="14pt" style:font-style-asian="normal" style:font-weight-asian="normal" style:font-size-complex="16pt" style:font-style-complex="normal" style:font-weight-complex="normal"/>
    </style:style>
    <style:style style:name="T11" style:family="text">
      <style:text-properties fo:font-size="16pt" style:font-size-asian="14pt" style:font-size-complex="16pt"/>
    </style:style>
    <style:style style:name="T12" style:family="text">
      <style:text-properties fo:font-size="16pt" officeooo:rsid="00176723" style:font-size-asian="14pt" style:font-size-complex="16pt"/>
    </style:style>
    <style:style style:name="T13" style:family="text">
      <style:text-properties fo:font-size="16pt" officeooo:rsid="00189db1" style:font-size-asian="14pt" style:font-size-complex="16pt"/>
    </style:style>
    <style:style style:name="T14" style:family="text">
      <style:text-properties officeooo:rsid="00176723"/>
    </style:style>
    <style:style style:name="T15" style:family="text">
      <style:text-properties fo:font-size="14pt" fo:font-style="normal" fo:font-weight="normal" officeooo:rsid="001ed69d" style:font-size-asian="12.25pt" style:font-style-asian="normal" style:font-weight-asian="normal" style:font-size-complex="14pt" style:font-style-complex="normal" style:font-weight-complex="normal"/>
    </style:style>
    <style:style style:name="T16" style:family="text">
      <style:text-properties fo:font-size="14pt" fo:font-style="normal" fo:font-weight="normal" officeooo:rsid="001f794e" style:font-size-asian="12.25pt" style:font-style-asian="normal" style:font-weight-asian="normal" style:font-size-complex="14pt" style:font-style-complex="normal" style:font-weight-complex="normal"/>
    </style:style>
    <style:style style:name="T17" style:family="text">
      <style:text-properties fo:font-size="14pt" fo:font-style="normal" fo:font-weight="normal" officeooo:rsid="0021522f" style:font-size-asian="12.25pt" style:font-style-asian="normal" style:font-weight-asian="normal" style:font-size-complex="14pt" style:font-style-complex="normal" style:font-weight-complex="normal"/>
    </style:style>
    <style:style style:name="T18" style:family="text">
      <style:text-properties fo:font-size="14pt" fo:font-style="normal" fo:font-weight="normal" officeooo:rsid="002788b7" style:font-size-asian="12.25pt" style:font-style-asian="normal" style:font-weight-asian="normal" style:font-size-complex="14pt" style:font-style-complex="normal" style:font-weight-complex="normal"/>
    </style:style>
    <style:style style:name="T19" style:family="text">
      <style:text-properties fo:font-size="14pt" fo:font-style="normal" fo:font-weight="normal" officeooo:rsid="0028723a" style:font-size-asian="12.25pt" style:font-style-asian="normal" style:font-weight-asian="normal" style:font-size-complex="14pt" style:font-style-complex="normal" style:font-weight-complex="normal"/>
    </style:style>
    <style:style style:name="T20" style:family="text">
      <style:text-properties fo:font-size="14pt" fo:font-style="normal" fo:font-weight="normal" officeooo:rsid="002a5a69" style:font-size-asian="12.25pt" style:font-style-asian="normal" style:font-weight-asian="normal" style:font-size-complex="14pt" style:font-style-complex="normal" style:font-weight-complex="normal"/>
    </style:style>
    <style:style style:name="T21" style:family="text">
      <style:text-properties fo:font-size="14pt" fo:font-style="normal" fo:font-weight="normal" officeooo:rsid="002a56e0" style:font-size-asian="12.25pt" style:font-style-asian="normal" style:font-weight-asian="normal" style:font-size-complex="14pt" style:font-style-complex="normal" style:font-weight-complex="normal"/>
    </style:style>
    <style:style style:name="T22" style:family="text">
      <style:text-properties fo:font-size="14pt" fo:font-style="normal" fo:font-weight="normal" officeooo:rsid="002b0519" style:font-size-asian="12.25pt" style:font-style-asian="normal" style:font-weight-asian="normal" style:font-size-complex="14pt" style:font-style-complex="normal" style:font-weight-complex="normal"/>
    </style:style>
    <style:style style:name="T23" style:family="text">
      <style:text-properties fo:font-size="14pt" fo:font-style="normal" style:font-size-asian="12.25pt" style:font-style-asian="normal" style:font-size-complex="14pt" style:font-style-complex="normal"/>
    </style:style>
    <style:style style:name="T24" style:family="text">
      <style:text-properties fo:font-size="14pt" fo:font-style="normal" officeooo:rsid="0021522f" style:font-size-asian="12.25pt" style:font-style-asian="normal" style:font-size-complex="14pt" style:font-style-complex="normal"/>
    </style:style>
    <style:style style:name="T25" style:family="text">
      <style:text-properties fo:font-size="14pt" fo:font-style="normal" officeooo:rsid="0022a96d" style:font-size-asian="12.25pt" style:font-style-asian="normal" style:font-size-complex="14pt" style:font-style-complex="normal"/>
    </style:style>
    <style:style style:name="T26" style:family="text">
      <style:text-properties officeooo:rsid="002788b7"/>
    </style:style>
    <style:style style:name="T27" style:family="text">
      <style:text-properties officeooo:rsid="0028723a"/>
    </style:style>
    <style:style style:name="T28" style:family="text">
      <style:text-properties officeooo:rsid="002b0519"/>
    </style:style>
    <style:style style:name="T29" style:family="text">
      <style:text-properties officeooo:rsid="00360f5a"/>
    </style:style>
    <style:style style:name="T30" style:family="text">
      <style:text-properties officeooo:rsid="00365537"/>
    </style:style>
    <style:style style:name="T31" style:family="text">
      <style:text-properties officeooo:rsid="0038df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text:span text:style-name="T14">T</text:span>ime</text:p>
      <text:p text:style-name="P2"/>
      <text:p text:style-name="P4"><text:span text:style-name="T2"><text:tab/>Yuka</text:span><text:span text:style-name="T1"> has no freedom, </text:span><text:span text:style-name="T2">no </text:span><text:span text:style-name="T1">privacy, </text:span><text:span text:style-name="T2">no</text:span><text:span text:style-name="T1"> possessions, and he’s happy. </text:span><text:span text:style-name="T4">P</text:span><text:span text:style-name="T3">addock </text:span><text:span text:style-name="T4">Primrose</text:span><text:span text:style-name="T3"> is warm and comfortable.</text:span><text:span text:style-name="T1"> He has nine </text:span><text:span text:style-name="T4">chums</text:span><text:span text:style-name="T1"> to play with. Mr Smile com</text:span><text:span text:style-name="T2">es</text:span><text:span text:style-name="T1"> </text:span><text:span text:style-name="T2">twice a day</text:span><text:span text:style-name="T1"> with treats and petting. And he has two special friends – </text:span><text:span text:style-name="T2">Jasper</text:span><text:span text:style-name="T1"> and Minty. Especially Minty. What more could he want?</text:span></text:p>
      <text:p text:style-name="P5"><text:span text:style-name="T1"><text:tab/>But one day, one of the </text:span><text:span text:style-name="T4">chums</text:span><text:span text:style-name="T2">’ bodies begins to</text:span><text:span text:style-name="T1"> go bad and </text:span><text:span text:style-name="T2">he</text:span><text:span text:style-name="T4"> is </text:span><text:span text:style-name="T2">taken away. </text:span><text:span text:style-name="T1">Mr Smile </text:span><text:span text:style-name="T2">reassures</text:span><text:span text:style-name="T1"> them </text:span><text:span text:style-name="T4">everything is fine</text:span><text:span text:style-name="T1">, </text:span><text:span text:style-name="T4">and </text:span><text:span text:style-name="T2">Yuka </text:span><text:span text:style-name="T4">believes him. But</text:span><text:span text:style-name="T1"> </text:span><text:span text:style-name="T4">when the same thing happens to </text:span><text:span text:style-name="T1">Minty, </text:span><text:span text:style-name="T2">Yuka</text:span><text:span text:style-name="T1"> </text:span><text:span text:style-name="T4">will stop at nothing to get her back. But no one has ever left Paddock Primrose, and Yuka has little to go on except an old rhyme.</text:span><text:span text:style-name="T1"> </text:span><text:span text:style-name="T5">Besides, i</text:span><text:span text:style-name="T1">t’s hard to do anything with Mr Smile watching your mind all the time. </text:span><text:span text:style-name="T2">Luckily,</text:span><text:span text:style-name="T1"> </text:span><text:span text:style-name="T2">Yuka</text:span><text:span text:style-name="T1"> has discovered </text:span><text:span text:style-name="T7">MeTime</text:span><text:span text:style-name="T1">, </text:span><text:span text:style-name="T2">a special way to control his thoughts</text:span><text:span text:style-name="T1">. </text:span><text:span text:style-name="T2">And once he can shut Mr Smile out, Yuka and Jasper </text:span><text:span text:style-name="T5">can save Minty, in an adventure that will change their lives forever.</text:span></text:p>
      <text:p text:style-name="P41"/>
      <text:p text:style-name="P41"/>
      <text:p text:style-name="P10"><text:span text:style-name="T12">C</text:span><text:span text:style-name="T11">ONTEXT</text:span></text:p>
      <text:p text:style-name="P42"/>
      <text:p text:style-name="P51">MeTime is set 250 years in the future, the year 2270. In that time, a Great Reset has taken place, and humanity has been altered beyond recognition by the powers that be, who have restructured the world according to a utopian design.</text:p>
      <text:p text:style-name="P51">The majority of humans exist in ‘paddocks’. These paddocks each contain 10 people (‘chums’), 5 men and 5 women. These humans resemble pets more than anything, which is how they are treated. The paddock contains everything they need – it is an artificial circular space, a kilometre in diameter. The walls are two-way mirrors, although the chums don’t know it. Inside, the paddock is lit by artificial light, carpeted in astroturf, and adorned with fake plastic trees, in addition to facilities for sleep, eat, work, and play.</text:p>
      <text:p text:style-name="P11"><text:span text:style-name="T11">Chums awaken, fully mature, in the paddock. They know nothing of the outside world, though they are aware that there is something beyond the paddock. They are taken care of by Mr Smile – an advanced AI robot the chums view as their ‘carer’ (read: owner). Mr Smile feeds them three times a day, cleans up any messes, gives them treats and physical attention when they do well, and punishes them when they misbehave. Through a neural </text:span><text:soft-page-break/><text:span text:style-name="T11">interface, Mr Smile can communicate directly with the chums, and knows when they are breaking the rules.</text:span></text:p>
      <text:p text:style-name="P11"><text:span text:style-name="T11">Biologically, chums are a hybrid of ethnicities. They all look very similar – pale brown skin, black hair, flat noses, small eyes. They main</text:span><text:span text:style-name="T13">tain their appearance as they age, with only occasional grey hairs or wrinkles belying their growth. Male chums are castrated at birth by a small operation, and never develop primary or secondary sexual characteristics – their genitals remain small and undeveloped their entire lives. Female chums are circumcised, and excessive physical contact between sexes is discouraged. Chums do not wear clothes, and spend their lives naked. Chums know nothing beyond what they experience firsthand in the paddock, which is very little. There is no school, no education, no books or TV or internet. They are instilled at birth with a full human vocabulary, with the exception of some ‘dangerous’ words that have been removed, but the chums have no real conception of the meaning of many things.</text:span></text:p>
      <text:p text:style-name="P12"><text:span text:style-name="T13">C</text:span><text:span text:style-name="T11">hums spend their days in ‘organised physical activity’. This includes a variety of things from: aerobic exercises to physical team games and sports. Chums don’t know why they’re doing it. Mr Smile tells them it is good for them if they ask, which they rarely do. But the true reason is that their energy is being harvested. During the day, Chums are required to wear a small bracelet on their ankle. This harvests their energy and transmits it elsewhere. Most of this energy is used to mine digital currency, meaning that most chum paddocks are ‘owned’ by powerful stakeholders as part of an investment portfolio.</text:span></text:p>
      <text:p text:style-name="P52">Every day is the same for the chums. They wake up, are helped to wash by Mr Smile, eat breakfast, exercise, eat lunch, exercise, and eat dinner. After dinner, each chum is given a ‘dream drink’. This drink is laced with powerful psychoactive drugs that allow the chum to spend the evening pleasantly hallucinating if he chooses. One day a week is ‘treat day’, on which the chums get to do some special ‘fun’ activities. Other than that, there are no variations in their schedules or lives.</text:p>
      <text:p text:style-name="P52">Chums are aware that there is something beyond the Paddock, as there is one entrance, through which Mr Smile enters and exits. Chums often watch curiously, and even attempt to follow through sometimes, however they are not allowed to do so. Usually an attempt to be overly inquisitive will result in a verbal/mental reprimand, but more forceful attempts will be met with agression. Mr Smile is capable of using violence to keep the chums in line, although this is rarely necessary; for the most part, chums are very compliant.</text:p>
      <text:p text:style-name="P52"><text:soft-page-break/></text:p>
      <text:p text:style-name="P43">FOOD</text:p>
      <text:p text:style-name="P43"/>
      <text:p text:style-name="P52">Chums eat a substance of varying textures and flavours. This substance consists of recycled human waste, both excrement and tissue with vitamin supplements. Treats are insect-protein based. Drinks are water or dreamdrink, which resembles sweet milk, and contains strong psychoactive drugs.</text:p>
      <text:p text:style-name="P53"/>
      <text:p text:style-name="P44">BREEDING</text:p>
      <text:p text:style-name="P44"/>
      <text:p text:style-name="P54">Some human males are raised as ‘studs’ – they are raised separately, with even more prison-like conditions, with only one goal: to impregnate female chums and father more chums. Occasionally, when the AI decides it’s time, a stud will be ‘introduced’ to a female chum. The resulting progeny will be taken away at birth at several months, the mother being none the wiser. Mothers are aware of conception, but don’t know what is happening or why their stomachs expand in the following months. It doesn’t happen to everyone, and many chums spend their entire lives without experiencing it happening, either to them or others.</text:p>
      <text:p text:style-name="P54"/>
      <text:p text:style-name="P50">RELIGION</text:p>
      <text:p text:style-name="P50"/>
      <text:p text:style-name="P59">The chums have an in-built religion of sorts that they all follow. It gives their lives structure and meaning. In reality, the religion is an artificial construct implanted by the architects in order to control the chums and stop from dying/rebelling.</text:p>
      <text:p text:style-name="P59"/>
      <text:p text:style-name="P60">In early iterations of paddocks, the architects found that, after not too long, chums would grow despondent and bored. Bereft of meaning, they would no longer be incentivised to exercise, they would rebel, or just lay down and give up. The architects realised that, in order for the chums to live productively, they needed some spiritual meaning. So, they created Ilya, as a Jesus-like figure, and a religion to keep the chums happy.</text:p>
      <text:p text:style-name="P60"/>
      <text:p text:style-name="P9"><text:span text:style-name="T8">Long, long ago, their were two best friends – Jessameen, and Jan</text:span><text:span text:style-name="T9">arus. They played together, did everything together, and loved each other. One day, Jessameen desired more friends, and so she created the world, and many chums that looked like her and Janarus to populate it. T</text:span><text:span text:style-name="T8">he world was </text:span><text:soft-page-break/><text:span text:style-name="T8">a beautiful paradise, where chums lived in harmony, and could go wherever they wanted. </text:span><text:span text:style-name="T9">Jessameen would walk among them and rejoice in their love and friendship.</text:span></text:p>
      <text:p text:style-name="P61">But Janarus was jealous. He resented the chums’ taking Jessameen’s attention from him, he wanted her all to himself. So, he sought to destroy Jessameen’s creation, and he filled the world with monsters and ghosts, that ate every last one of the chums, and plagued the world with terror.</text:p>
      <text:p text:style-name="P63"><text:span text:style-name="T6">Soon, the remaining chums were forced to hide in deep, dark places in order to escape the monsters. They didn’t know what to do. But one chum came to them, who was not afraid. His name was Ilya. He was brave, and taught the chums to remain strong, and keep their love and faith in each other </text:span><text:span text:style-name="T10">and Jessameen</text:span><text:span text:style-name="T6">. Ilya was undaunted by the monsters – their touch had no effect on him.</text:span></text:p>
      <text:p text:style-name="P62">But the monsters were too strong, and the chums by then were too few. Jessameen knew that even with Ilya’s help, they couldn’t defeat them. So, Jessameen froze Ilya in time, until the time was right, and he could return to help save the chums. Meanwhile, the ‘guardians’ were created by Jessameen (of which Mr Smile was one). The guardians created paddocks for the chums to live in, to grow in, and exercise, in preparation for Ilya’s return.</text:p>
      <text:p text:style-name="P61"/>
      <text:p text:style-name="P54"/>
      <text:p text:style-name="P46">THE RHYME</text:p>
      <text:p text:style-name="P54"/>
      <text:p text:style-name="P56">IQ Tests test: https://examples.yourdictionary.com/examples-of-iq-questions.html</text:p>
      <text:p text:style-name="P56"/>
      <text:p text:style-name="P56">- ability to learn new information – to learn information and retain it</text:p>
      <text:p text:style-name="P56">- visual-spatial processing</text:p>
      <text:p text:style-name="P56">- auditory-processing</text:p>
      <text:p text:style-name="P56">- short term memory</text:p>
      <text:p text:style-name="P56"/>
      <text:p text:style-name="P47">THE CHUMS</text:p>
      <text:p text:style-name="P47"/>
      <text:p text:style-name="P57">Boys</text:p>
      <text:p text:style-name="P57"/>
      <text:p text:style-name="P57">- Yuka</text:p>
      <text:p text:style-name="P57">- Jasper</text:p>
      <text:p text:style-name="P57">- Chimp</text:p>
      <text:p text:style-name="P57"><text:soft-page-break/>- <text:span text:style-name="T29">Mars</text:span></text:p>
      <text:p text:style-name="P57">- <text:span text:style-name="T30">Apple</text:span></text:p>
      <text:p text:style-name="P57"/>
      <text:p text:style-name="P57">Girls</text:p>
      <text:p text:style-name="P57"/>
      <text:p text:style-name="P57">- Minty</text:p>
      <text:p text:style-name="P57">- Pixie</text:p>
      <text:p text:style-name="P57">- Velvet</text:p>
      <text:p text:style-name="P57">- Spotty</text:p>
      <text:p text:style-name="P57">- <text:span text:style-name="T30">Coco</text:span></text:p>
      <text:p text:style-name="P57"/>
      <text:p text:style-name="P49">REFINEMENT</text:p>
      <text:p text:style-name="P48"/>
      <text:p text:style-name="P58">When chums misbehave very badly, they are sent to ‘<text:span text:style-name="T31">refinement’. Essentially, they are locked in a dark, tiny chamber underground, with a recording playing telling them that they need to do better in order to be worthy of Ilya. They are given a small bowl of water, and left there, in the dark, unable to move, for 24 hours. This teaches them purpose, and humility.</text:span></text:p>
      <text:p text:style-name="P57"/>
      <text:p text:style-name="P57"/>
      <text:p text:style-name="P54"/>
      <text:p text:style-name="P45">PLOT</text:p>
      <text:p text:style-name="P45"/>
      <text:p text:style-name="P45">BRIEF SYNOPSIS</text:p>
      <text:p text:style-name="P45"/>
      <text:p text:style-name="P18">ACT 1</text:p>
      <text:p text:style-name="P55"/>
      <text:p text:style-name="P15">Yuka lives with his nine chums in Paddock Primrose, where they are taken care of by advanced AI robot, Mr Smile. </text:p>
      <text:p text:style-name="P15"/>
      <text:p text:style-name="P19">TP1</text:p>
      <text:p text:style-name="P19"/>
      <text:p text:style-name="P15">One of the chums falls ill and is taken away the following day, prompting unease within the paddock.</text:p>
      <text:p text:style-name="P15"/>
      <text:p text:style-name="P18">ACT 2</text:p>
      <text:p text:style-name="P15"/>
      <text:p text:style-name="P15">Yuka witnesses Minty being raped by the stud. Following this event, Minty falls ill <text:span text:style-name="T26">and disappears as well.</text:span> <text:span text:style-name="T26">Yuka is desperate to find her, and w</text:span>hen appeals to Mr Smile fail, Yuka resorts to uncovering a riddle taught to him by a previous chum.</text:p>
      <text:p text:style-name="P15">Yuka uses Metime to solve the riddle. He and Jasper escape the paddock, where they find a larger and more advanced society. They are welcomed by Roger, a representative of the society, and asked <text:soft-page-break/>to join it, as it turned out that the riddle was a challenge to separate the most intelligent chums from the others. They are told that Minty died from a disease, but they are welcome to stay. They are taught about their new society and place in it, and begin to settle in. Jasper is happy and prospers, while Yuka does not fit in.</text:p>
      <text:p text:style-name="P15"/>
      <text:p text:style-name="P18">TP 2</text:p>
      <text:p text:style-name="P55"/>
      <text:p text:style-name="P15">One day, Yuka uses Metime to discover a secret room, where he finds the truth behind Minty, who has been kept alive and is being experimented on.</text:p>
      <text:p text:style-name="P15"/>
      <text:p text:style-name="P20">ACT 3</text:p>
      <text:p text:style-name="P20"/>
      <text:p text:style-name="P17">Yuka kills Minty to relieve her suffering. He returns to Jasper and confesses what he saw, encouraging them to escape. Jasper agrees, but sells Yuka out. Yuka manages to escape, and runs out in the Wild, pursued by warbots. As Yuka is about to be killed, he is saved by a pack of wolves, that destroy the warbots. Alone and starving, Yuka lives in the wild, until one day, he encounters a beautiful figure. She is kind to him, and comforts him, telling him that he can choose to continue this life, or return to the Paddock where he was happy, his memories erased. Yuka chooses to go back.</text:p>
      <text:p text:style-name="P16"/>
      <text:p text:style-name="P20">TP3</text:p>
      <text:p text:style-name="P20"/>
      <text:p text:style-name="P17">Yuka is part of a new paddock, but he used Metime to avoid having his memories erased. Now he is teaching Metime to his new chums.</text:p>
      <text:p text:style-name="P17"/>
      <text:p text:style-name="P17"/>
      <text:p text:style-name="P17"/>
      <text:p text:style-name="P3">CHAPTER BY CHAPTER SYNOPSIS</text:p>
      <text:p text:style-name="P3"/>
      <text:p text:style-name="P40">CH1</text:p>
      <text:p text:style-name="P3"/>
      <text:p text:style-name="P6"><text:span text:style-name="T15">The chapter introduces us to Yuka very briefly, before going straight into his fear regarding the illness of one of the chums. It’s clear that Yuka doesn’t understand what ‘illness’ is – none of them do- and that they are seeing something new. </text:span><text:span text:style-name="T16">Yuka, Jasper, and Minty await Mr Smile who, when he arrives, gives them treats as usual, and tells them there’s nothing to worry about. He departs – but the next morning, the sick chum has disappeared.</text:span></text:p>
      <text:p text:style-name="P24"/>
      <text:p text:style-name="P33">CH2</text:p>
      <text:p text:style-name="P33"/>
      <text:p text:style-name="P25">This chapter gives a more detailed overview of Yuka’s life in Paddock Primrose. We learn more about the aspects of the paddock, and of their daily routine. We also learn about the ‘riddle’ that Yuka in turn learned from Mao in the past, which suggests a way out of the paddock and a world beyond.</text:p>
      <text:p text:style-name="P13"><text:span text:style-name="T23">Dissent arrives in Paddock Primrose following the disappearance of Piskie. </text:span><text:span text:style-name="T24">Some of the chums press Mr Smile for answers, which Mr Smile does not give, and eventually things get a little nasty. The mood is sour, until extra dream-drink is given out.</text:span></text:p>
      <text:p text:style-name="P26"><text:soft-page-break/>Mr Smile informs Minty that she has been very good and selected for special playtime. (this is actually breeding, and as such is only offered to the girls). Minty is cheered up by this, and the others speculate excitedly on what playtime can be.</text:p>
      <text:p text:style-name="P26"/>
      <text:p text:style-name="P34">CH3</text:p>
      <text:p text:style-name="P34"/>
      <text:p text:style-name="P7"><text:span text:style-name="T17">Yuka explains what MeTime is, and how </text:span><text:span text:style-name="T18">Mao taught him how to use it (using techniques similar to meditation</text:span><text:span text:style-name="T17">). He is able to shut out Mr Smile, and get off the radar for a while.</text:span></text:p>
      <text:p text:style-name="P14"><text:span text:style-name="T23">The next day, when Minty is taken to the ‘playtime’ area, Yuka secretly uses MeTime to follow </text:span><text:span text:style-name="T25">and see what’s going on. He slips in and hides beforehand, and sees everything. Essentially Minty is drugged and raped by a stud – Yuka is watching her play with the toys, until she passes out. Then, Mr Smile ties her to a table and releases the stud in the room, whom he forces with electric shocks to copulate with Minty. Yuka is traumatised by what happened.</text:span></text:p>
      <text:p text:style-name="P23"/>
      <text:p text:style-name="P35">CH4</text:p>
      <text:p text:style-name="P21"/>
      <text:p text:style-name="P22">The next day, Yuka is desperate – he no longer feels safe, he doesn’t trust Mr Smile, and even Minty his feelings for have changed. He is summoned by Mr Smile, who suspects something is up, and puts Yuka on an extra regimen of drugs and sent for a day of private recreation in the fun room.. Yuka resolves not to take them – he spends an awful day in the ‘fun room’, and most of all regrets how he treated Minty. He misses her terribly, and can’t wait to see her when he gets out. But when he does, he finds Minty is gone – she also got sick, and was taken away by Mr Smile.</text:p>
      <text:p text:style-name="P21"/>
      <text:p text:style-name="P32">CH5</text:p>
      <text:p text:style-name="P32"/>
      <text:p text:style-name="P27">Yuka has had enough, and convinces Jasper that they need to do something. Yuka teaches Jasper MeTime, so they can use it to solve the riddle and find a way out of the paddock to rescue Minty.</text:p>
      <text:p text:style-name="P28">Evading Mr Smile, they manage to escape, but are shut down by an AI terminal command.</text:p>
      <text:p text:style-name="P28"/>
      <text:p text:style-name="P36">CH6</text:p>
      <text:p text:style-name="P36"/>
      <text:p text:style-name="P28">Yuka awakens in a strange room. He is wearing clothes, which he never has before. He is visited by a man called Roger. Roger congratulates him on being there. He says that the riddle was put in there on purpose in order to separate the too intelligent chums from the others. Yuka and Jasper are the most intelligent, and as a reward, have been allowed to enter a higher level of society, where things are very different.</text:p>
      <text:p text:style-name="P28">Roger tells Yuka that Mao is actually a high-level robot, designed to spread the rhyme to chums. Yuka asks about metime as well, but Roger is blank, and Yuka quickly shuts up.</text:p>
      <text:p text:style-name="P28"><text:soft-page-break/>Roger gives Yuka a tour of his new home, and explains to him what everything is, and how everything works. He also tells Yuka what his new function will be, essentially some sort of programming work. Yuka asks about Minty, but Roger says that unfortunately, Minty is dead.</text:p>
      <text:p text:style-name="P28">The reason is a virus: some deadly virus has entered the breeding programme, and got into the chums; however, Roger isn’t worried, as the virus only currently affects chum females. He reassures Yuka, and gives him his condolences for Minty’s loss.</text:p>
      <text:p text:style-name="P28">However, Yuka doesn’t believe Roger – he’s very good at telling when people are lying.</text:p>
      <text:p text:style-name="P30">Roger shows them the outside world, and tells them that once every three months, people are let outside to enjoy themselves in nature. That date is coming up the next week (but not for Yuka and Jasper). Roger is guarding Yuka, to an extent, although this isn’t stated explicitly. <text:span text:style-name="T28">A version of Mr Smile also exists in this reality – it is the same class of AI, but not the specific one in Paddock Primrose. It’s there as an intimidating sort of police.</text:span></text:p>
      <text:p text:style-name="P28"/>
      <text:p text:style-name="P36">CH7</text:p>
      <text:p text:style-name="P36"/>
      <text:p text:style-name="P28">Yuka sees Jasper again, and the two catch up. Jasper is very excited and happy with their new life, but Yuka only cares about finding Minty – he believes she is still alive. Therefore, he gets Jasper to cover for him at work and, using metime once more, he slips off to search for Minty. </text:p>
      <text:p text:style-name="P29">Eventually he finds a secret lab, where Minty is being kept shackled to a table. Her lower part is hidden by a medical sheet. Minty appears to be in great pain, she asks Yuka to kill her. Yuka pulls away the sheet and discovers that her body is riddled with parasites. Yuka smothers Minty, and is about to escape when he hears a cough. Looking up, he is astonished to see Mao.</text:p>
      <text:p text:style-name="P29"/>
      <text:p text:style-name="P37">CH8</text:p>
      <text:p text:style-name="P37"/>
      <text:p text:style-name="P29">Mao tells Yuka that he has been experimenting on Minty – that the virus is actually some sort of parasite spread through sexual intercourse and he’s trying to find a cure. He tells Yuka that in fact, it was he that was in Paddock Primrose with Yuka, and not a robot. That he secretly taught Yuka metime, and that Yuka was his best student yet. Yuka wants to know why, and the doctor hints that he’s an anarchist, that he wants the system to change. Is Mao a good or bad guy? Hard to tell.</text:p>
      <text:p text:style-name="P29">He also tells Yuka that metime can do more than just shut out the voices. That Yuka can control it if he learns how – that Yuka is special. Yuka has heard enough – he flees the lab.</text:p>
      <text:p text:style-name="P29"/>
      <text:p text:style-name="P37">CH9</text:p>
      <text:p text:style-name="P37"/>
      <text:p text:style-name="P29">Yuka returns to Jasper and tells him all that’s happened. He says that they need to escape, and reluctantly Jasper agrees. They hatch a plan <text:span text:style-name="T27">to run away together during the next day of work. Roger always goes to get a drink at a certain time <text:s/>and leaves </text:span><text:soft-page-break/><text:span text:style-name="T27">the exit unguarded. That’s the moment they’ll escape, and go out on the nature walk and run into the wild.</text:span></text:p>
      <text:p text:style-name="P29"/>
      <text:p text:style-name="P38">CH10</text:p>
      <text:p text:style-name="P38"/>
      <text:p text:style-name="P30">There’s a hitch in the plan – Roger, amongst a number of other citizens – has come down ill. Therefore, there’s a replacement worker keeping an eye on Yuka who won’t leave at the appointed time. Therefore, Yuka has to find a way to trick this person, and get out.</text:p>
      <text:p text:style-name="P8"><text:span text:style-name="T19">Yuka succeeds, and then goes to meet Jasper at the rendezvous. Unfortunately, Jasper has sold Yuka out. Jasper likes living there – he doesn’t want to go back to something worse. He is confronted by </text:span><text:span text:style-name="T22">Mr Smile</text:span><text:span text:style-name="T19"> with a number of killer police robots. They double-cross and </text:span><text:span text:style-name="T20">knock out Jasper</text:span><text:span text:style-name="T19">, which sends Yuka crazy. Finally, he unlocks the power of metime, and hacks into the police robots, destroying most of them </text:span><text:span text:style-name="T21">and turning them on </text:span><text:span text:style-name="T22">Mr Smile</text:span><text:span text:style-name="T21">. <text:s/>Yuka runs into the forest, pursued by the remaining bot. Just as the bot is about to kill him, he is saved by a wild bear, that rips the bots head off.</text:span></text:p>
      <text:p text:style-name="P29"/>
      <text:p text:style-name="P39">CH11</text:p>
      <text:p text:style-name="P31"/>
      <text:p text:style-name="P31">Fast-forward several weeks, Yuka is living life in the wild, foraging good and making shelter. Life is tough, but he is fairly content, and beginning to make ends meet. One day, he sees a beautiful woman walking towards him in the woods. She sits with him, and is sweet with him. She apologises for everything that has happened, and tells him how the world works, and why it’s that way.</text:p>
      <text:p text:style-name="P31">She then gives Yuka a choice: she offers him a hut, a place for him to live in exile, in the wild for the rest of his life – alone, but given whatever he wishes for. Or, for his mind to be erased, and to be put back into the system, to live as a chum once more. Yuka chooses to live as a chum again.</text:p>
      <text:p text:style-name="P31"/>
      <text:p text:style-name="P39">CH12</text:p>
      <text:p text:style-name="P31"/>
      <text:p text:style-name="P31">Yuka is in a new paddock, and we realise that the mind wipe has not worked. He is buys teaching all the chums metime, with the goal of a future revolu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8-14T16:48:04.761267194</meta:creation-date>
    <dc:date>2022-10-01T21:26:28.607063247</dc:date>
    <meta:editing-duration>P1DT48M43S</meta:editing-duration>
    <meta:editing-cycles>19</meta:editing-cycles>
    <meta:generator>LibreOffice/7.0.3.1$MacOSX_X86_64 LibreOffice_project/d7547858d014d4cf69878db179d326fc3483e082</meta:generator>
    <meta:document-statistic meta:table-count="0" meta:image-count="0" meta:object-count="0" meta:page-count="9" meta:paragraph-count="96" meta:word-count="3282" meta:character-count="18311" meta:non-whitespace-character-count="15094"/>
  </office:meta>
</office:document-meta>
</file>